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Sans" svg:font-family="San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3827in"/>
    </style:style>
    <style:style style:name="co3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0.44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2417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1.0193in"/>
    </style:style>
    <style:style style:name="co9" style:family="table-column">
      <style:table-column-properties fo:break-before="auto" style:column-width="2.4563in"/>
    </style:style>
    <style:style style:name="co10" style:family="table-column">
      <style:table-column-properties fo:break-before="auto" style:column-width="1.5362in"/>
    </style:style>
    <style:style style:name="co11" style:family="table-column">
      <style:table-column-properties fo:break-before="auto" style:column-width="1.5811in"/>
    </style:style>
    <style:style style:name="co12" style:family="table-column">
      <style:table-column-properties fo:break-before="auto" style:column-width="0.7063in"/>
    </style:style>
    <style:style style:name="co13" style:family="table-column">
      <style:table-column-properties fo:break-before="auto" style:column-width="0.4134in"/>
    </style:style>
    <style:style style:name="co14" style:family="table-column">
      <style:table-column-properties fo:break-before="auto" style:column-width="1.3283in"/>
    </style:style>
    <style:style style:name="co15" style:family="table-column">
      <style:table-column-properties fo:break-before="auto" style:column-width="1.6264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455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4528in" fo:break-before="auto" style:use-optimal-row-height="true"/>
    </style:style>
    <style:style style:name="ro4" style:family="table-row">
      <style:table-row-properties style:row-height="0.211in" fo:break-before="auto" style:use-optimal-row-height="false"/>
    </style:style>
    <style:style style:name="ro5" style:family="table-row">
      <style:table-row-properties style:row-height="0.2008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99ff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Normal_20_2" style:data-style-name="N0">
      <style:table-cell-properties fo:background-color="#99ff66" style:cell-protect="protected" style:print-content="true" style:text-align-source="fix" style:repeat-content="false" fo:wrap-option="wrap" style:shrink-to-fit="true" style:vertical-align="middle"/>
      <style:paragraph-properties fo:text-align="center" fo:margin-left="0in"/>
      <style:text-properties style:use-window-font-color="true" fo:font-weight="bold" style:font-weight-asian="bold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" style:family="table-cell" style:parent-style-name="Normal_20_2" style:data-style-name="N0">
      <style:table-cell-properties fo:background-color="#99ff66" style:cell-protect="protected" style:print-content="true" style:text-align-source="fix" style:repeat-content="false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0">
      <style:table-cell-properties style:glyph-orientation-vertical="0" fo:background-color="#99ff66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 fo:hyphenate="true"/>
    </style:style>
    <style:style style:name="ce1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 fo:hyphenate="true"/>
    </style:style>
    <style:style style:name="ce14" style:family="table-cell" style:parent-style-name="Normal_20_2" style:data-style-name="N0">
      <style:table-cell-properties fo:background-color="#99ff66" style:cell-protect="protected" style:print-content="true" style:text-align-source="fix" style:repeat-content="false" fo:wrap-option="wrap" style:shrink-to-fit="true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ackground-color="#66ffff" style:text-align-source="fix" style:repeat-content="false" fo:wrap-option="wrap" style:shrink-to-fit="true" style:vertical-align="middle"/>
      <style:paragraph-properties fo:text-align="center" fo:margin-left="0in"/>
      <style:text-properties fo:font-size="9pt" style:font-size-asian="9pt" style:font-size-complex="9pt" fo:hyphenate="true"/>
    </style:style>
    <style:style style:name="ce16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center" fo:margin-left="0in"/>
      <style:text-properties fo:font-size="9pt" style:font-size-asian="9pt" style:font-size-complex="9pt" fo:hyphenate="true"/>
    </style:style>
    <style:style style:name="ce17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search-criteria-must-apply-to-whole-cell="false"/>
      <table:table table:name="Sheet5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3" table:default-cell-style-name="ce3"/>
        <table:table-column table:style-name="co17" table:number-columns-repeated="995" table:default-cell-style-name="ce3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sport</text:p>
          </table:table-cell>
          <table:table-cell table:style-name="ce1" office:value-type="string">
            <text:p>competition</text:p>
          </table:table-cell>
          <table:table-cell table:style-name="ce5" office:value-type="string">
            <text:p>Stage / Phase</text:p>
          </table:table-cell>
          <table:table-cell table:style-name="ce8" office:value-type="string">
            <text:p>round</text:p>
          </table:table-cell>
          <table:table-cell table:style-name="ce10" office:value-type="string">
            <text:p>Stadium</text:p>
          </table:table-cell>
          <table:table-cell table:style-name="ce1" office:value-type="string">
            <text:p>Team Coach</text:p>
          </table:table-cell>
          <table:table-cell table:style-name="ce1" office:value-type="string">
            <text:p>Team</text:p>
          </table:table-cell>
          <table:table-cell table:style-name="ce12" office:value-type="string">
            <text:p>W/L/D</text:p>
          </table:table-cell>
          <table:table-cell table:style-name="ce8" office:value-type="string">
            <text:p>Res</text:p>
          </table:table-cell>
          <table:table-cell table:style-name="ce14" office:value-type="string">
            <text:p>Res I half</text:p>
          </table:table-cell>
          <table:table-cell table:style-name="ce1" office:value-type="string">
            <text:p>Opponent</text:p>
          </table:table-cell>
          <table:table-cell table:style-name="ce8" office:value-type="string">
            <text:p>Opponent Coach</text:p>
          </table:table-cell>
          <table:table-cell table:style-name="ce15" office:value-type="string">
            <text:p>Ball Possession</text:p>
          </table:table-cell>
          <table:table-cell table:style-name="ce15" office:value-type="string">
            <text:p>Goal Attempts</text:p>
          </table:table-cell>
          <table:table-cell table:style-name="ce15" office:value-type="string">
            <text:p>Shots on Goal</text:p>
          </table:table-cell>
          <table:table-cell table:style-name="ce15" office:value-type="string">
            <text:p>Shots off Goal</text:p>
          </table:table-cell>
          <table:table-cell table:style-name="ce15" office:value-type="string">
            <text:p>Blocked Shots</text:p>
          </table:table-cell>
          <table:table-cell table:style-name="ce15" office:value-type="string">
            <text:p>Free Kicks</text:p>
          </table:table-cell>
          <table:table-cell table:style-name="ce15" office:value-type="string">
            <text:p>Corner Kicks</text:p>
          </table:table-cell>
          <table:table-cell table:style-name="ce17" office:value-type="string">
            <text:p>Offsides</text:p>
          </table:table-cell>
          <table:table-cell table:style-name="ce15" office:value-type="string">
            <text:p>Throw-in</text:p>
          </table:table-cell>
          <table:table-cell table:style-name="ce15" office:value-type="string">
            <text:p>Goalkeeper Saves</text:p>
          </table:table-cell>
          <table:table-cell table:style-name="ce17" office:value-type="string">
            <text:p>Fouls</text:p>
          </table:table-cell>
          <table:table-cell table:style-name="ce15" office:value-type="string">
            <text:p>Yellow Cards</text:p>
          </table:table-cell>
          <table:table-cell table:style-name="ce15" office:value-type="string">
            <text:p>Red Cards</text:p>
          </table:table-cell>
          <table:table-cell table:style-name="Default"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Mo</text:p>
          </table:table-cell>
          <table:table-cell table:style-name="ce2" office:value-type="string">
            <text:p>05-1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Finals</text:p>
          </table:table-cell>
          <table:table-cell table:style-name="ce6" office:value-type="string">
            <text:p>Tallaght Stadium - Dublin </text:p>
          </table:table-cell>
          <table:table-cell office:value-type="string">
            <text:p>Peter van der Veen</text:p>
          </table:table-cell>
          <table:table-cell office:value-type="string">
            <text:p>Netherlands U17</text:p>
          </table:table-cell>
          <table:table-cell table:style-name="ce13" office:value-type="string">
            <text:p>W</text:p>
          </table:table-cell>
          <table:table-cell office:value-type="string">
            <text:p>4 – 2</text:p>
          </table:table-cell>
          <table:table-cell table:style-name="ce4" office:value-type="string">
            <text:p>3 – 0</text:p>
          </table:table-cell>
          <table:table-cell office:value-type="string">
            <text:p>Italy U17</text:p>
          </table:table-cell>
          <table:table-cell office:value-type="string">
            <text:p>Carmine Nunziata</text:p>
          </table:table-cell>
          <table:table-cell table:style-name="ce16" office:value-type="string">
            <text:p>54%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6" office:value-type="float" office:value="34">
            <text:p>34</text:p>
          </table:table-cell>
          <table:table-cell table:style-name="ce16" office:value-type="float" office:value="4">
            <text:p>4</text:p>
          </table:table-cell>
          <table:table-cell table:style-name="ce18" office:value-type="float" office:value="13">
            <text:p>1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Default"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Mo</text:p>
          </table:table-cell>
          <table:table-cell table:style-name="ce2" office:value-type="string">
            <text:p>05-1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Finals</text:p>
          </table:table-cell>
          <table:table-cell table:style-name="ce6" office:value-type="string">
            <text:p>Tallaght Stadium - Dublin </text:p>
          </table:table-cell>
          <table:table-cell office:value-type="string">
            <text:p>Carmine Nunziata</text:p>
          </table:table-cell>
          <table:table-cell office:value-type="string">
            <text:p>Italy U17</text:p>
          </table:table-cell>
          <table:table-cell table:style-name="ce13" office:value-type="string">
            <text:p>L</text:p>
          </table:table-cell>
          <table:table-cell table:style-name="ce4" office:value-type="string">
            <text:p>2 – 4</text:p>
          </table:table-cell>
          <table:table-cell table:style-name="ce4" office:value-type="string">
            <text:p>0 – 3</text:p>
          </table:table-cell>
          <table:table-cell office:value-type="string">
            <text:p>Netherlands U17</text:p>
          </table:table-cell>
          <table:table-cell office:value-type="string">
            <text:p>Peter van der Veen</text:p>
          </table:table-cell>
          <table:table-cell table:style-name="ce16" office:value-type="string">
            <text:p>46%</text:p>
          </table:table-cell>
          <table:table-cell table:style-name="ce16" office:value-type="float" office:value="14">
            <text:p>14</text:p>
          </table:table-cell>
          <table:table-cell table:number-columns-repeated="2" table:style-name="ce16" office:value-type="float" office:value="6">
            <text:p>6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6">
            <text:p>6</text:p>
          </table:table-cell>
          <table:table-cell table:style-name="ce18" office:value-type="float" office:value="18">
            <text:p>18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Default" table:number-columns-repeated="995"/>
        </table:table-row>
        <table:table-row table:style-name="ro2">
          <table:table-cell table:style-name="ce2" office:value-type="string">
            <text:p>16h30</text:p>
          </table:table-cell>
          <table:table-cell office:value-type="string">
            <text:p>Mo</text:p>
          </table:table-cell>
          <table:table-cell table:style-name="ce2" office:value-type="string">
            <text:p>05-1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2finals</text:p>
          </table:table-cell>
          <table:table-cell table:style-name="ce6" office:value-type="string">
            <text:p>Belfield Bowl, UCD - Dublin </text:p>
          </table:table-cell>
          <table:table-cell office:value-type="string">
            <text:p>Peter van der Veen</text:p>
          </table:table-cell>
          <table:table-cell office:value-type="string">
            <text:p>Netherlands U17</text:p>
          </table:table-cell>
          <table:table-cell table:style-name="ce13" office:value-type="string">
            <text:p>W</text:p>
          </table:table-cell>
          <table:table-cell office:value-type="string">
            <text:p>1 – 0</text:p>
          </table:table-cell>
          <table:table-cell table:style-name="ce4" office:value-type="string">
            <text:p>0 – 0</text:p>
          </table:table-cell>
          <table:table-cell office:value-type="string">
            <text:p>Spain U17</text:p>
          </table:table-cell>
          <table:table-cell office:value-type="string">
            <text:p>David Gordo</text:p>
          </table:table-cell>
          <table:table-cell table:style-name="ce16" office:value-type="string">
            <text:p>48%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2">
            <text:p>2</text:p>
          </table:table-cell>
          <table:table-cell table:style-name="ce18" office:value-type="float" office:value="24">
            <text:p>24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0">
            <text:p>0</text:p>
          </table:table-cell>
          <table:table-cell table:style-name="Default" table:number-columns-repeated="995"/>
        </table:table-row>
        <table:table-row table:style-name="ro2">
          <table:table-cell table:style-name="ce2" office:value-type="string">
            <text:p>16h30</text:p>
          </table:table-cell>
          <table:table-cell office:value-type="string">
            <text:p>Mo</text:p>
          </table:table-cell>
          <table:table-cell table:style-name="ce2" office:value-type="string">
            <text:p>05-1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2finals</text:p>
          </table:table-cell>
          <table:table-cell table:style-name="ce6" office:value-type="string">
            <text:p>Belfield Bowl, UCD - Dublin </text:p>
          </table:table-cell>
          <table:table-cell office:value-type="string">
            <text:p>David Gordo</text:p>
          </table:table-cell>
          <table:table-cell office:value-type="string">
            <text:p>Spain U17</text:p>
          </table:table-cell>
          <table:table-cell table:style-name="ce13" office:value-type="string">
            <text:p>L</text:p>
          </table:table-cell>
          <table:table-cell table:style-name="ce4" office:value-type="string">
            <text:p>0 – 1</text:p>
          </table:table-cell>
          <table:table-cell table:style-name="ce4" office:value-type="string">
            <text:p>0 – 0</text:p>
          </table:table-cell>
          <table:table-cell office:value-type="string">
            <text:p>Netherlands U17</text:p>
          </table:table-cell>
          <table:table-cell office:value-type="string">
            <text:p>Peter van der Veen</text:p>
          </table:table-cell>
          <table:table-cell table:style-name="ce16" office:value-type="string">
            <text:p>52%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19">
            <text:p>19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Default"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Mo</text:p>
          </table:table-cell>
          <table:table-cell table:style-name="ce2" office:value-type="string">
            <text:p>05-1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2finals</text:p>
          </table:table-cell>
          <table:table-cell table:style-name="ce6" office:value-type="string">
            <text:p>Tallaght Stadium - Dublin </text:p>
          </table:table-cell>
          <table:table-cell office:value-type="string">
            <text:p>Jean-Claude Giuntini</text:p>
          </table:table-cell>
          <table:table-cell office:value-type="string">
            <text:p>France U17</text:p>
          </table:table-cell>
          <table:table-cell table:style-name="ce11" office:value-type="string">
            <text:p>L</text:p>
          </table:table-cell>
          <table:table-cell table:style-name="ce4" office:value-type="string">
            <text:p>1 – 2</text:p>
          </table:table-cell>
          <table:table-cell table:style-name="ce4" office:value-type="string">
            <text:p>1 – 1</text:p>
          </table:table-cell>
          <table:table-cell office:value-type="string">
            <text:p>Italy U17</text:p>
          </table:table-cell>
          <table:table-cell office:value-type="string">
            <text:p>Carmine Nunziata</text:p>
          </table:table-cell>
          <table:table-cell office:value-type="string">
            <text:p>57%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Mo</text:p>
          </table:table-cell>
          <table:table-cell table:style-name="ce2" office:value-type="string">
            <text:p>05-1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2finals</text:p>
          </table:table-cell>
          <table:table-cell table:style-name="ce6" office:value-type="string">
            <text:p>Tallaght Stadium - Dublin </text:p>
          </table:table-cell>
          <table:table-cell office:value-type="string">
            <text:p>Carmine Nunziata</text:p>
          </table:table-cell>
          <table:table-cell office:value-type="string">
            <text:p>Italy U17</text:p>
          </table:table-cell>
          <table:table-cell table:style-name="ce11" office:value-type="string">
            <text:p>W</text:p>
          </table:table-cell>
          <table:table-cell table:style-name="ce4" office:value-type="string">
            <text:p>2 – 1</text:p>
          </table:table-cell>
          <table:table-cell table:style-name="ce4" office:value-type="string">
            <text:p>1 – 1</text:p>
          </table:table-cell>
          <table:table-cell office:value-type="string">
            <text:p>France U17</text:p>
          </table:table-cell>
          <table:table-cell office:value-type="string">
            <text:p>Jean-Claude Giuntini</text:p>
          </table:table-cell>
          <table:table-cell office:value-type="string">
            <text:p>43%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sport</text:p>
          </table:table-cell>
          <table:table-cell table:style-name="ce1" office:value-type="string">
            <text:p>competition</text:p>
          </table:table-cell>
          <table:table-cell table:style-name="ce5" office:value-type="string">
            <text:p>Stage / Phase</text:p>
          </table:table-cell>
          <table:table-cell table:style-name="ce8" office:value-type="string">
            <text:p>round</text:p>
          </table:table-cell>
          <table:table-cell table:style-name="ce10" office:value-type="string">
            <text:p>Stadium</text:p>
          </table:table-cell>
          <table:table-cell table:style-name="ce1" office:value-type="string">
            <text:p>Team Coach</text:p>
          </table:table-cell>
          <table:table-cell table:style-name="ce1" office:value-type="string">
            <text:p>Team</text:p>
          </table:table-cell>
          <table:table-cell table:style-name="ce12" office:value-type="string">
            <text:p>W/L/D</text:p>
          </table:table-cell>
          <table:table-cell table:style-name="ce8" office:value-type="string">
            <text:p>Res</text:p>
          </table:table-cell>
          <table:table-cell table:style-name="ce14" office:value-type="string">
            <text:p>Res I half</text:p>
          </table:table-cell>
          <table:table-cell table:style-name="ce1" office:value-type="string">
            <text:p>Opponent</text:p>
          </table:table-cell>
          <table:table-cell table:style-name="ce8" office:value-type="string">
            <text:p>Opponent Coach</text:p>
          </table:table-cell>
          <table:table-cell table:style-name="ce15" office:value-type="string">
            <text:p>Ball Possession</text:p>
          </table:table-cell>
          <table:table-cell table:style-name="ce15" office:value-type="string">
            <text:p>Goal Attempts</text:p>
          </table:table-cell>
          <table:table-cell table:style-name="ce15" office:value-type="string">
            <text:p>Shots on Goal</text:p>
          </table:table-cell>
          <table:table-cell table:style-name="ce15" office:value-type="string">
            <text:p>Shots off Goal</text:p>
          </table:table-cell>
          <table:table-cell table:style-name="ce15" office:value-type="string">
            <text:p>Blocked Shots</text:p>
          </table:table-cell>
          <table:table-cell table:style-name="ce15" office:value-type="string">
            <text:p>Free Kicks</text:p>
          </table:table-cell>
          <table:table-cell table:style-name="ce15" office:value-type="string">
            <text:p>Corner Kicks</text:p>
          </table:table-cell>
          <table:table-cell table:style-name="ce17" office:value-type="string">
            <text:p>Offsides</text:p>
          </table:table-cell>
          <table:table-cell table:style-name="ce15" office:value-type="string">
            <text:p>Throw-in</text:p>
          </table:table-cell>
          <table:table-cell table:style-name="ce15" office:value-type="string">
            <text:p>Goalkeeper Saves</text:p>
          </table:table-cell>
          <table:table-cell table:style-name="ce17" office:value-type="string">
            <text:p>Fouls</text:p>
          </table:table-cell>
          <table:table-cell table:style-name="ce15" office:value-type="string">
            <text:p>Yellow Cards</text:p>
          </table:table-cell>
          <table:table-cell table:style-name="ce15" office:value-type="string">
            <text:p>Red Cards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2h00</text:p>
          </table:table-cell>
          <table:table-cell table:style-name="ce2" office:value-type="string">
            <text:p>Th</text:p>
          </table:table-cell>
          <table:table-cell table:style-name="ce2" office:value-type="string">
            <text:p>05-1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7" office:value-type="string">
            <text:p>5th-6th places</text:p>
          </table:table-cell>
          <table:table-cell table:style-name="ce6" office:value-type="string">
            <text:p>Tolka Park - Dublin </text:p>
          </table:table-cell>
          <table:table-cell table:style-name="ce11" office:value-type="string">
            <text:p>Sandor Preisinger</text:p>
          </table:table-cell>
          <table:table-cell office:value-type="string">
            <text:p>Hungary U17</text:p>
          </table:table-cell>
          <table:table-cell table:style-name="ce11" office:value-type="string">
            <text:p>W-pe</text:p>
          </table:table-cell>
          <table:table-cell table:style-name="ce4" office:value-type="string">
            <text:p>1–1 (5-4) </text:p>
          </table:table-cell>
          <table:table-cell table:style-name="ce4" office:value-type="string">
            <text:p>0 – 0</text:p>
          </table:table-cell>
          <table:table-cell office:value-type="string">
            <text:p>Belgium U17</text:p>
          </table:table-cell>
          <table:table-cell table:style-name="ce4" office:value-type="string">
            <text:p>Bob Browaeys</text:p>
          </table:table-cell>
          <table:table-cell office:value-type="string">
            <text:p>42%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2h00</text:p>
          </table:table-cell>
          <table:table-cell table:style-name="ce2" office:value-type="string">
            <text:p>Th</text:p>
          </table:table-cell>
          <table:table-cell table:style-name="ce2" office:value-type="string">
            <text:p>05-1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7" office:value-type="string">
            <text:p>5th-6th places</text:p>
          </table:table-cell>
          <table:table-cell table:style-name="ce6" office:value-type="string">
            <text:p>Tolka Park - Dublin </text:p>
          </table:table-cell>
          <table:table-cell office:value-type="string">
            <text:p>Bob Browaeys</text:p>
          </table:table-cell>
          <table:table-cell office:value-type="string">
            <text:p>Belgium U17</text:p>
          </table:table-cell>
          <table:table-cell table:style-name="ce11" office:value-type="string">
            <text:p>L-pe</text:p>
          </table:table-cell>
          <table:table-cell table:style-name="ce4" office:value-type="string">
            <text:p>1–1 (4-5) </text:p>
          </table:table-cell>
          <table:table-cell table:style-name="ce4" office:value-type="string">
            <text:p>0 – 0</text:p>
          </table:table-cell>
          <table:table-cell office:value-type="string">
            <text:p>Hungary U17</text:p>
          </table:table-cell>
          <table:table-cell office:value-type="string">
            <text:p>Sandor Preisinger</text:p>
          </table:table-cell>
          <table:table-cell office:value-type="string">
            <text:p>58%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sport</text:p>
          </table:table-cell>
          <table:table-cell table:style-name="ce1" office:value-type="string">
            <text:p>competition</text:p>
          </table:table-cell>
          <table:table-cell table:style-name="ce5" office:value-type="string">
            <text:p>Stage / Phase</text:p>
          </table:table-cell>
          <table:table-cell table:style-name="ce8" office:value-type="string">
            <text:p>round</text:p>
          </table:table-cell>
          <table:table-cell table:style-name="ce10" office:value-type="string">
            <text:p>Stadium</text:p>
          </table:table-cell>
          <table:table-cell table:style-name="ce1" office:value-type="string">
            <text:p>Team Coach</text:p>
          </table:table-cell>
          <table:table-cell table:style-name="ce1" office:value-type="string">
            <text:p>Team</text:p>
          </table:table-cell>
          <table:table-cell table:style-name="ce12" office:value-type="string">
            <text:p>W/L/D</text:p>
          </table:table-cell>
          <table:table-cell table:style-name="ce8" office:value-type="string">
            <text:p>Res</text:p>
          </table:table-cell>
          <table:table-cell table:style-name="ce14" office:value-type="string">
            <text:p>Res I half</text:p>
          </table:table-cell>
          <table:table-cell table:style-name="ce1" office:value-type="string">
            <text:p>Opponent</text:p>
          </table:table-cell>
          <table:table-cell table:style-name="ce8" office:value-type="string">
            <text:p>Opponent Coach</text:p>
          </table:table-cell>
          <table:table-cell table:style-name="ce15" office:value-type="string">
            <text:p>Ball Possession</text:p>
          </table:table-cell>
          <table:table-cell table:style-name="ce15" office:value-type="string">
            <text:p>Goal Attempts</text:p>
          </table:table-cell>
          <table:table-cell table:style-name="ce15" office:value-type="string">
            <text:p>Shots on Goal</text:p>
          </table:table-cell>
          <table:table-cell table:style-name="ce15" office:value-type="string">
            <text:p>Shots off Goal</text:p>
          </table:table-cell>
          <table:table-cell table:style-name="ce15" office:value-type="string">
            <text:p>Blocked Shots</text:p>
          </table:table-cell>
          <table:table-cell table:style-name="ce15" office:value-type="string">
            <text:p>Free Kicks</text:p>
          </table:table-cell>
          <table:table-cell table:style-name="ce15" office:value-type="string">
            <text:p>Corner Kicks</text:p>
          </table:table-cell>
          <table:table-cell table:style-name="ce17" office:value-type="string">
            <text:p>Offsides</text:p>
          </table:table-cell>
          <table:table-cell table:style-name="ce15" office:value-type="string">
            <text:p>Throw-in</text:p>
          </table:table-cell>
          <table:table-cell table:style-name="ce15" office:value-type="string">
            <text:p>Goalkeeper Saves</text:p>
          </table:table-cell>
          <table:table-cell table:style-name="ce17" office:value-type="string">
            <text:p>Fouls</text:p>
          </table:table-cell>
          <table:table-cell table:style-name="ce15" office:value-type="string">
            <text:p>Yellow Cards</text:p>
          </table:table-cell>
          <table:table-cell table:style-name="ce15" office:value-type="string">
            <text:p>Red Cards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Mo</text:p>
          </table:table-cell>
          <table:table-cell table:style-name="ce2" office:value-type="string">
            <text:p>05-1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4finals</text:p>
          </table:table-cell>
          <table:table-cell table:style-name="ce6" office:value-type="string">
            <text:p>Belfield Bowl, UCD - Dublin </text:p>
          </table:table-cell>
          <table:table-cell office:value-type="string">
            <text:p>Sandor Preisinger</text:p>
          </table:table-cell>
          <table:table-cell office:value-type="string">
            <text:p>Hungary U17</text:p>
          </table:table-cell>
          <table:table-cell table:style-name="ce11" office:value-type="string">
            <text:p>L-pe</text:p>
          </table:table-cell>
          <table:table-cell table:style-name="ce4" office:value-type="string">
            <text:p>1–1 (4-5) </text:p>
          </table:table-cell>
          <table:table-cell table:style-name="ce4" office:value-type="string">
            <text:p>0 – 1</text:p>
          </table:table-cell>
          <table:table-cell office:value-type="string">
            <text:p>Spain U17</text:p>
          </table:table-cell>
          <table:table-cell office:value-type="string">
            <text:p>David Gordo</text:p>
          </table:table-cell>
          <table:table-cell office:value-type="string">
            <text:p>35%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Mo</text:p>
          </table:table-cell>
          <table:table-cell table:style-name="ce2" office:value-type="string">
            <text:p>05-1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4finals</text:p>
          </table:table-cell>
          <table:table-cell table:style-name="ce6" office:value-type="string">
            <text:p>Belfield Bowl, UCD - Dublin </text:p>
          </table:table-cell>
          <table:table-cell office:value-type="string">
            <text:p>David Gordo</text:p>
          </table:table-cell>
          <table:table-cell office:value-type="string">
            <text:p>Spain U17</text:p>
          </table:table-cell>
          <table:table-cell table:style-name="ce11" office:value-type="string">
            <text:p>W-pe</text:p>
          </table:table-cell>
          <table:table-cell table:style-name="ce4" office:value-type="string">
            <text:p>1–1 (5-4) </text:p>
          </table:table-cell>
          <table:table-cell table:style-name="ce4" office:value-type="string">
            <text:p>1 – 0</text:p>
          </table:table-cell>
          <table:table-cell office:value-type="string">
            <text:p>Hungary U17</text:p>
          </table:table-cell>
          <table:table-cell office:value-type="string">
            <text:p>Sandor Preisinger</text:p>
          </table:table-cell>
          <table:table-cell office:value-type="string">
            <text:p>65%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6h30</text:p>
          </table:table-cell>
          <table:table-cell office:value-type="string">
            <text:p>Mo</text:p>
          </table:table-cell>
          <table:table-cell table:style-name="ce2" office:value-type="string">
            <text:p>05-1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4finals</text:p>
          </table:table-cell>
          <table:table-cell table:style-name="ce6" office:value-type="string">
            <text:p>Tolka Park - Dublin </text:p>
          </table:table-cell>
          <table:table-cell office:value-type="string">
            <text:p>Carmine Nunziata</text:p>
          </table:table-cell>
          <table:table-cell office:value-type="string">
            <text:p>Italy U17</text:p>
          </table:table-cell>
          <table:table-cell office:value-type="string">
            <text:p>W</text:p>
          </table:table-cell>
          <table:table-cell office:value-type="string">
            <text:p>1 – 0</text:p>
          </table:table-cell>
          <table:table-cell table:style-name="ce4" office:value-type="string">
            <text:p>1 – 0</text:p>
          </table:table-cell>
          <table:table-cell office:value-type="string">
            <text:p>Portugal U17</text:p>
          </table:table-cell>
          <table:table-cell office:value-type="string">
            <text:p>Emilio Peixe</text:p>
          </table:table-cell>
          <table:table-cell office:value-type="string">
            <text:p>47%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6h30</text:p>
          </table:table-cell>
          <table:table-cell office:value-type="string">
            <text:p>Mo</text:p>
          </table:table-cell>
          <table:table-cell table:style-name="ce2" office:value-type="string">
            <text:p>05-1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4finals</text:p>
          </table:table-cell>
          <table:table-cell table:style-name="ce6" office:value-type="string">
            <text:p>Tolka Park - Dublin </text:p>
          </table:table-cell>
          <table:table-cell office:value-type="string">
            <text:p>Emilio Peixe</text:p>
          </table:table-cell>
          <table:table-cell office:value-type="string">
            <text:p>Portugal U17</text:p>
          </table:table-cell>
          <table:table-cell office:value-type="string">
            <text:p>L</text:p>
          </table:table-cell>
          <table:table-cell table:number-columns-repeated="2" table:style-name="ce4" office:value-type="string">
            <text:p>0 – 1</text:p>
          </table:table-cell>
          <table:table-cell office:value-type="string">
            <text:p>Italy U17</text:p>
          </table:table-cell>
          <table:table-cell office:value-type="string">
            <text:p>Carmine Nunziata</text:p>
          </table:table-cell>
          <table:table-cell office:value-type="string">
            <text:p>53%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Su</text:p>
          </table:table-cell>
          <table:table-cell table:style-name="ce2" office:value-type="string">
            <text:p>05-12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4finals</text:p>
          </table:table-cell>
          <table:table-cell table:style-name="ce6" office:value-type="string">
            <text:p>Carlisle Grounds - Dublin </text:p>
          </table:table-cell>
          <table:table-cell office:value-type="string">
            <text:p>Bob Browaeys</text:p>
          </table:table-cell>
          <table:table-cell office:value-type="string">
            <text:p>Belgium U17</text:p>
          </table:table-cell>
          <table:table-cell office:value-type="string">
            <text:p>L</text:p>
          </table:table-cell>
          <table:table-cell table:style-name="ce4" office:value-type="string">
            <text:p>0 – 3</text:p>
          </table:table-cell>
          <table:table-cell table:style-name="ce4" office:value-type="string">
            <text:p>0 – 2</text:p>
          </table:table-cell>
          <table:table-cell office:value-type="string">
            <text:p>Netherlands U17</text:p>
          </table:table-cell>
          <table:table-cell office:value-type="string">
            <text:p>Peter van der Veen</text:p>
          </table:table-cell>
          <table:table-cell office:value-type="string">
            <text:p>51%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Su</text:p>
          </table:table-cell>
          <table:table-cell table:style-name="ce2" office:value-type="string">
            <text:p>05-12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4finals</text:p>
          </table:table-cell>
          <table:table-cell table:style-name="ce6" office:value-type="string">
            <text:p>Carlisle Grounds - Dublin </text:p>
          </table:table-cell>
          <table:table-cell office:value-type="string">
            <text:p>Peter van der Veen</text:p>
          </table:table-cell>
          <table:table-cell office:value-type="string">
            <text:p>Netherlands U17</text:p>
          </table:table-cell>
          <table:table-cell office:value-type="string">
            <text:p>W</text:p>
          </table:table-cell>
          <table:table-cell office:value-type="string">
            <text:p>3 – 0</text:p>
          </table:table-cell>
          <table:table-cell table:style-name="ce4" office:value-type="string">
            <text:p>2 – 0</text:p>
          </table:table-cell>
          <table:table-cell office:value-type="string">
            <text:p>Belgium U17</text:p>
          </table:table-cell>
          <table:table-cell table:style-name="ce4" office:value-type="string">
            <text:p>Bob Browaeys</text:p>
          </table:table-cell>
          <table:table-cell office:value-type="string">
            <text:p>49%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3h00</text:p>
          </table:table-cell>
          <table:table-cell office:value-type="string">
            <text:p>Su</text:p>
          </table:table-cell>
          <table:table-cell table:style-name="ce2" office:value-type="string">
            <text:p>05-12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4finals</text:p>
          </table:table-cell>
          <table:table-cell table:style-name="ce6" office:value-type="string">
            <text:p>Tallaght Stadium - Dublin </text:p>
          </table:table-cell>
          <table:table-cell office:value-type="string">
            <text:p>Jean-Claude Giuntini</text:p>
          </table:table-cell>
          <table:table-cell office:value-type="string">
            <text:p>France U17</text:p>
          </table:table-cell>
          <table:table-cell office:value-type="string">
            <text:p>W</text:p>
          </table:table-cell>
          <table:table-cell office:value-type="string">
            <text:p>6 – 1</text:p>
          </table:table-cell>
          <table:table-cell table:style-name="ce4" office:value-type="string">
            <text:p>3 – 0</text:p>
          </table:table-cell>
          <table:table-cell office:value-type="string">
            <text:p>Czech Republic U17</text:p>
          </table:table-cell>
          <table:table-cell office:value-type="string">
            <text:p>Vaclav Kotal</text:p>
          </table:table-cell>
          <table:table-cell office:value-type="string">
            <text:p>60%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3h00</text:p>
          </table:table-cell>
          <table:table-cell office:value-type="string">
            <text:p>Su</text:p>
          </table:table-cell>
          <table:table-cell table:style-name="ce2" office:value-type="string">
            <text:p>05-12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6" office:value-type="string">
            <text:p>KN P</text:p>
          </table:table-cell>
          <table:table-cell table:style-name="ce9" office:value-type="string">
            <text:p>1/4finals</text:p>
          </table:table-cell>
          <table:table-cell table:style-name="ce6" office:value-type="string">
            <text:p>Tallaght Stadium - Dublin </text:p>
          </table:table-cell>
          <table:table-cell office:value-type="string">
            <text:p>Vaclav Kotal</text:p>
          </table:table-cell>
          <table:table-cell office:value-type="string">
            <text:p>Czech Republic U17</text:p>
          </table:table-cell>
          <table:table-cell office:value-type="string">
            <text:p>L</text:p>
          </table:table-cell>
          <table:table-cell table:style-name="ce4" office:value-type="string">
            <text:p>1 – 6</text:p>
          </table:table-cell>
          <table:table-cell table:style-name="ce4" office:value-type="string">
            <text:p>0 – 3</text:p>
          </table:table-cell>
          <table:table-cell office:value-type="string">
            <text:p>France U17</text:p>
          </table:table-cell>
          <table:table-cell office:value-type="string">
            <text:p>Jean-Claude Giuntini</text:p>
          </table:table-cell>
          <table:table-cell office:value-type="string">
            <text:p>40%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" office:value-type="string">
            <text:p>time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sport</text:p>
          </table:table-cell>
          <table:table-cell table:style-name="ce1" office:value-type="string">
            <text:p>competition</text:p>
          </table:table-cell>
          <table:table-cell table:style-name="ce5" office:value-type="string">
            <text:p>Stage / Phase</text:p>
          </table:table-cell>
          <table:table-cell table:style-name="ce8" office:value-type="string">
            <text:p>round</text:p>
          </table:table-cell>
          <table:table-cell table:style-name="ce10" office:value-type="string">
            <text:p>Stadium</text:p>
          </table:table-cell>
          <table:table-cell table:style-name="ce1" office:value-type="string">
            <text:p>Team Coach</text:p>
          </table:table-cell>
          <table:table-cell table:style-name="ce1" office:value-type="string">
            <text:p>Team</text:p>
          </table:table-cell>
          <table:table-cell table:style-name="ce12" office:value-type="string">
            <text:p>W/L/D</text:p>
          </table:table-cell>
          <table:table-cell table:style-name="ce8" office:value-type="string">
            <text:p>Res</text:p>
          </table:table-cell>
          <table:table-cell table:style-name="ce14" office:value-type="string">
            <text:p>Res I half</text:p>
          </table:table-cell>
          <table:table-cell table:style-name="ce1" office:value-type="string">
            <text:p>Opponent</text:p>
          </table:table-cell>
          <table:table-cell table:style-name="ce8" office:value-type="string">
            <text:p>Opponent Coach</text:p>
          </table:table-cell>
          <table:table-cell table:style-name="ce15" office:value-type="string">
            <text:p>Ball Possession</text:p>
          </table:table-cell>
          <table:table-cell table:style-name="ce15" office:value-type="string">
            <text:p>Goal Attempts</text:p>
          </table:table-cell>
          <table:table-cell table:style-name="ce15" office:value-type="string">
            <text:p>Shots on Goal</text:p>
          </table:table-cell>
          <table:table-cell table:style-name="ce15" office:value-type="string">
            <text:p>Shots off Goal</text:p>
          </table:table-cell>
          <table:table-cell table:style-name="ce15" office:value-type="string">
            <text:p>Blocked Shots</text:p>
          </table:table-cell>
          <table:table-cell table:style-name="ce15" office:value-type="string">
            <text:p>Free Kicks</text:p>
          </table:table-cell>
          <table:table-cell table:style-name="ce15" office:value-type="string">
            <text:p>Corner Kicks</text:p>
          </table:table-cell>
          <table:table-cell table:style-name="ce17" office:value-type="string">
            <text:p>Offsides</text:p>
          </table:table-cell>
          <table:table-cell table:style-name="ce15" office:value-type="string">
            <text:p>Throw-in</text:p>
          </table:table-cell>
          <table:table-cell table:style-name="ce15" office:value-type="string">
            <text:p>Goalkeeper Saves</text:p>
          </table:table-cell>
          <table:table-cell table:style-name="ce17" office:value-type="string">
            <text:p>Fouls</text:p>
          </table:table-cell>
          <table:table-cell table:style-name="ce15" office:value-type="string">
            <text:p>Yellow Cards</text:p>
          </table:table-cell>
          <table:table-cell table:style-name="ce15" office:value-type="string">
            <text:p>Red Cards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Fr</text:p>
          </table:table-cell>
          <table:table-cell table:style-name="ce2" office:value-type="string">
            <text:p>05-0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City Calling Stadium - Longford </text:p>
          </table:table-cell>
          <table:table-cell office:value-type="string">
            <text:p>Steven Cooper</text:p>
          </table:table-cell>
          <table:table-cell office:value-type="string">
            <text:p>England U17</text:p>
          </table:table-cell>
          <table:table-cell office:value-type="string">
            <text:p>D</text:p>
          </table:table-cell>
          <table:table-cell table:style-name="ce4" office:value-type="string">
            <text:p>1 – 1</text:p>
          </table:table-cell>
          <table:table-cell table:style-name="ce4" office:value-type="string">
            <text:p>0 – 1</text:p>
          </table:table-cell>
          <table:table-cell office:value-type="string">
            <text:p>France U17</text:p>
          </table:table-cell>
          <table:table-cell office:value-type="string">
            <text:p>Jean-Claude Giuntini</text:p>
          </table:table-cell>
          <table:table-cell office:value-type="string">
            <text:p>46%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style-name="ce2" office:value-type="string">
            <text:p>19h00</text:p>
          </table:table-cell>
          <table:table-cell office:value-type="string">
            <text:p>Fr</text:p>
          </table:table-cell>
          <table:table-cell table:style-name="ce2" office:value-type="string">
            <text:p>05-0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City Calling Stadium - Longford </text:p>
          </table:table-cell>
          <table:table-cell office:value-type="string">
            <text:p>Jean-Claude Giuntini</text:p>
          </table:table-cell>
          <table:table-cell office:value-type="string">
            <text:p>France U17</text:p>
          </table:table-cell>
          <table:table-cell office:value-type="string">
            <text:p>D</text:p>
          </table:table-cell>
          <table:table-cell table:style-name="ce4" office:value-type="string">
            <text:p>1 – 1</text:p>
          </table:table-cell>
          <table:table-cell table:style-name="ce4" office:value-type="string">
            <text:p>0 – 1</text:p>
          </table:table-cell>
          <table:table-cell office:value-type="string">
            <text:p>England U17</text:p>
          </table:table-cell>
          <table:table-cell office:value-type="string">
            <text:p>Steven Cooper</text:p>
          </table:table-cell>
          <table:table-cell office:value-type="string">
            <text:p>54%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7h00</text:p>
          </table:table-cell>
          <table:table-cell office:value-type="string">
            <text:p>Mo</text:p>
          </table:table-cell>
          <table:table-cell table:style-name="ce2" office:value-type="string">
            <text:p>05-0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Tallaght Stadium - Dublin </text:p>
          </table:table-cell>
          <table:table-cell office:value-type="string">
            <text:p>Jean-Claude Giuntini</text:p>
          </table:table-cell>
          <table:table-cell office:value-type="string">
            <text:p>France U17</text:p>
          </table:table-cell>
          <table:table-cell office:value-type="string">
            <text:p>W</text:p>
          </table:table-cell>
          <table:table-cell office:value-type="string">
            <text:p>4 – 2</text:p>
          </table:table-cell>
          <table:table-cell table:style-name="ce4" office:value-type="string">
            <text:p>3 – 2</text:p>
          </table:table-cell>
          <table:table-cell office:value-type="string">
            <text:p>Sweden U17</text:p>
          </table:table-cell>
          <table:table-cell table:style-name="ce6" office:value-type="string">
            <text:p>Christofer Augustsson </text:p>
          </table:table-cell>
          <table:table-cell office:value-type="string">
            <text:p>64%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7h00</text:p>
          </table:table-cell>
          <table:table-cell office:value-type="string">
            <text:p>Mo</text:p>
          </table:table-cell>
          <table:table-cell table:style-name="ce2" office:value-type="string">
            <text:p>05-0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Tallaght Stadium - Dublin </text:p>
          </table:table-cell>
          <table:table-cell table:style-name="ce6" office:value-type="string">
            <text:p>Christofer Augustsson </text:p>
          </table:table-cell>
          <table:table-cell office:value-type="string">
            <text:p>Sweden U17</text:p>
          </table:table-cell>
          <table:table-cell office:value-type="string">
            <text:p>L</text:p>
          </table:table-cell>
          <table:table-cell table:style-name="ce4" office:value-type="string">
            <text:p>2 – 4</text:p>
          </table:table-cell>
          <table:table-cell table:style-name="ce4" office:value-type="string">
            <text:p>2 – 3</text:p>
          </table:table-cell>
          <table:table-cell office:value-type="string">
            <text:p>France U17</text:p>
          </table:table-cell>
          <table:table-cell office:value-type="string">
            <text:p>Jean-Claude Giuntini</text:p>
          </table:table-cell>
          <table:table-cell office:value-type="string">
            <text:p>36%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6h30</text:p>
          </table:table-cell>
          <table:table-cell office:value-type="string">
            <text:p>Th</text:p>
          </table:table-cell>
          <table:table-cell table:style-name="ce2" office:value-type="string">
            <text:p>05-09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Belfield Bowl, UCD - Dublin </text:p>
          </table:table-cell>
          <table:table-cell office:value-type="string">
            <text:p>Jean-Claude Giuntini</text:p>
          </table:table-cell>
          <table:table-cell office:value-type="string">
            <text:p>France U17</text:p>
          </table:table-cell>
          <table:table-cell office:value-type="string">
            <text:p>W</text:p>
          </table:table-cell>
          <table:table-cell office:value-type="string">
            <text:p>2 – 0</text:p>
          </table:table-cell>
          <table:table-cell table:style-name="ce4" office:value-type="string">
            <text:p>2 – 0</text:p>
          </table:table-cell>
          <table:table-cell office:value-type="string">
            <text:p>Netherlands U17</text:p>
          </table:table-cell>
          <table:table-cell office:value-type="string">
            <text:p>Peter van der Veen</text:p>
          </table:table-cell>
          <table:table-cell office:value-type="string">
            <text:p>49%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6h30</text:p>
          </table:table-cell>
          <table:table-cell office:value-type="string">
            <text:p>Th</text:p>
          </table:table-cell>
          <table:table-cell table:style-name="ce2" office:value-type="string">
            <text:p>05-09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Belfield Bowl, UCD - Dublin </text:p>
          </table:table-cell>
          <table:table-cell office:value-type="string">
            <text:p>Peter van der Veen</text:p>
          </table:table-cell>
          <table:table-cell office:value-type="string">
            <text:p>Netherlands U17</text:p>
          </table:table-cell>
          <table:table-cell office:value-type="string">
            <text:p>L</text:p>
          </table:table-cell>
          <table:table-cell table:number-columns-repeated="2" table:style-name="ce4" office:value-type="string">
            <text:p>0 – 2</text:p>
          </table:table-cell>
          <table:table-cell office:value-type="string">
            <text:p>France U17</text:p>
          </table:table-cell>
          <table:table-cell office:value-type="string">
            <text:p>Jean-Claude Giuntini</text:p>
          </table:table-cell>
          <table:table-cell office:value-type="string">
            <text:p>51%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style-name="ce2" office:value-type="string">
            <text:p>17h00</text:p>
          </table:table-cell>
          <table:table-cell office:value-type="string">
            <text:p>Fr</text:p>
          </table:table-cell>
          <table:table-cell table:style-name="ce2" office:value-type="string">
            <text:p>05-0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Regional Sports Centre - Waterford </text:p>
          </table:table-cell>
          <table:table-cell office:value-type="string">
            <text:p>Peter van der Veen</text:p>
          </table:table-cell>
          <table:table-cell office:value-type="string">
            <text:p>Netherlands U17</text:p>
          </table:table-cell>
          <table:table-cell office:value-type="string">
            <text:p>W</text:p>
          </table:table-cell>
          <table:table-cell office:value-type="string">
            <text:p>2 – 0</text:p>
          </table:table-cell>
          <table:table-cell table:style-name="ce4" office:value-type="string">
            <text:p>2 – 0</text:p>
          </table:table-cell>
          <table:table-cell office:value-type="string">
            <text:p>Sweden U17</text:p>
          </table:table-cell>
          <table:table-cell table:style-name="ce6" office:value-type="string">
            <text:p>Christofer Augustsson </text:p>
          </table:table-cell>
          <table:table-cell office:value-type="string">
            <text:p>60%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style-name="ce2" office:value-type="string">
            <text:p>17h00</text:p>
          </table:table-cell>
          <table:table-cell office:value-type="string">
            <text:p>Fr</text:p>
          </table:table-cell>
          <table:table-cell table:style-name="ce2" office:value-type="string">
            <text:p>05-0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Regional Sports Centre - Waterford </text:p>
          </table:table-cell>
          <table:table-cell table:style-name="ce6" office:value-type="string">
            <text:p>Christofer Augustsson </text:p>
          </table:table-cell>
          <table:table-cell office:value-type="string">
            <text:p>Sweden U17</text:p>
          </table:table-cell>
          <table:table-cell office:value-type="string">
            <text:p>L</text:p>
          </table:table-cell>
          <table:table-cell table:number-columns-repeated="2" table:style-name="ce4" office:value-type="string">
            <text:p>0 – 2</text:p>
          </table:table-cell>
          <table:table-cell office:value-type="string">
            <text:p>Netherlands U17</text:p>
          </table:table-cell>
          <table:table-cell office:value-type="string">
            <text:p>Peter van der Veen</text:p>
          </table:table-cell>
          <table:table-cell office:value-type="string">
            <text:p>40%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5h00</text:p>
          </table:table-cell>
          <table:table-cell office:value-type="string">
            <text:p>Mo</text:p>
          </table:table-cell>
          <table:table-cell table:style-name="ce2" office:value-type="string">
            <text:p>05-0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Tolka Park - Dublin </text:p>
          </table:table-cell>
          <table:table-cell office:value-type="string">
            <text:p>Peter van der Veen</text:p>
          </table:table-cell>
          <table:table-cell office:value-type="string">
            <text:p>Netherlands U17</text:p>
          </table:table-cell>
          <table:table-cell office:value-type="string">
            <text:p>W</text:p>
          </table:table-cell>
          <table:table-cell office:value-type="string">
            <text:p>5 – 2</text:p>
          </table:table-cell>
          <table:table-cell table:style-name="ce4" office:value-type="string">
            <text:p>3 – 2</text:p>
          </table:table-cell>
          <table:table-cell office:value-type="string">
            <text:p>England U17</text:p>
          </table:table-cell>
          <table:table-cell office:value-type="string">
            <text:p>Steven Cooper</text:p>
          </table:table-cell>
          <table:table-cell office:value-type="string">
            <text:p>57%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5h00</text:p>
          </table:table-cell>
          <table:table-cell office:value-type="string">
            <text:p>Mo</text:p>
          </table:table-cell>
          <table:table-cell table:style-name="ce2" office:value-type="string">
            <text:p>05-0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Tolka Park - Dublin </text:p>
          </table:table-cell>
          <table:table-cell office:value-type="string">
            <text:p>Steven Cooper</text:p>
          </table:table-cell>
          <table:table-cell office:value-type="string">
            <text:p>England U17</text:p>
          </table:table-cell>
          <table:table-cell office:value-type="string">
            <text:p>L</text:p>
          </table:table-cell>
          <table:table-cell table:style-name="ce4" office:value-type="string">
            <text:p>2 – 5</text:p>
          </table:table-cell>
          <table:table-cell table:style-name="ce4" office:value-type="string">
            <text:p>2 – 3</text:p>
          </table:table-cell>
          <table:table-cell office:value-type="string">
            <text:p>Netherlands U17</text:p>
          </table:table-cell>
          <table:table-cell office:value-type="string">
            <text:p>Peter van der Veen</text:p>
          </table:table-cell>
          <table:table-cell office:value-type="string">
            <text:p>43%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8h30</text:p>
          </table:table-cell>
          <table:table-cell office:value-type="string">
            <text:p>Sa</text:p>
          </table:table-cell>
          <table:table-cell table:style-name="ce2" office:value-type="string">
            <text:p>05-04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Tallaght Stadium - Dublin </text:p>
          </table:table-cell>
          <table:table-cell office:value-type="string">
            <text:p>Michael Feichtenbeiner</text:p>
          </table:table-cell>
          <table:table-cell office:value-type="string">
            <text:p>Germany U17</text:p>
          </table:table-cell>
          <table:table-cell office:value-type="string">
            <text:p>L</text:p>
          </table:table-cell>
          <table:table-cell table:style-name="ce4" office:value-type="string">
            <text:p>1 – 3</text:p>
          </table:table-cell>
          <table:table-cell table:style-name="ce4" office:value-type="string">
            <text:p>1 – 1</text:p>
          </table:table-cell>
          <table:table-cell office:value-type="string">
            <text:p>Italy U17</text:p>
          </table:table-cell>
          <table:table-cell office:value-type="string">
            <text:p>Carmine Nunziata</text:p>
          </table:table-cell>
          <table:table-cell office:value-type="string">
            <text:p>52%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8h30</text:p>
          </table:table-cell>
          <table:table-cell office:value-type="string">
            <text:p>Sa</text:p>
          </table:table-cell>
          <table:table-cell table:style-name="ce2" office:value-type="string">
            <text:p>05-04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Tallaght Stadium - Dublin </text:p>
          </table:table-cell>
          <table:table-cell office:value-type="string">
            <text:p>Carmine Nunziata</text:p>
          </table:table-cell>
          <table:table-cell office:value-type="string">
            <text:p>Italy U17</text:p>
          </table:table-cell>
          <table:table-cell office:value-type="string">
            <text:p>W</text:p>
          </table:table-cell>
          <table:table-cell office:value-type="string">
            <text:p>3 – 1</text:p>
          </table:table-cell>
          <table:table-cell table:style-name="ce4" office:value-type="string">
            <text:p>1 – 1</text:p>
          </table:table-cell>
          <table:table-cell office:value-type="string">
            <text:p>Germany U17</text:p>
          </table:table-cell>
          <table:table-cell office:value-type="string">
            <text:p>Michael Feichtenbeiner</text:p>
          </table:table-cell>
          <table:table-cell office:value-type="string">
            <text:p>48%</text:p>
          </table:table-cell>
          <table:table-cell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Tu</text:p>
          </table:table-cell>
          <table:table-cell table:style-name="ce2" office:value-type="string">
            <text:p>05-07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City Calling Stadium - Longford </text:p>
          </table:table-cell>
          <table:table-cell office:value-type="string">
            <text:p>Manfred Zsak</text:p>
          </table:table-cell>
          <table:table-cell office:value-type="string">
            <text:p>Austria U17</text:p>
          </table:table-cell>
          <table:table-cell office:value-type="string">
            <text:p>L</text:p>
          </table:table-cell>
          <table:table-cell table:style-name="ce4" office:value-type="string">
            <text:p>1 – 2</text:p>
          </table:table-cell>
          <table:table-cell table:style-name="ce4" office:value-type="string">
            <text:p>0 – 1</text:p>
          </table:table-cell>
          <table:table-cell office:value-type="string">
            <text:p>Italy U17</text:p>
          </table:table-cell>
          <table:table-cell office:value-type="string">
            <text:p>Carmine Nunziata</text:p>
          </table:table-cell>
          <table:table-cell office:value-type="string">
            <text:p>50%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style-name="ce2" office:value-type="string">
            <text:p>19h00</text:p>
          </table:table-cell>
          <table:table-cell office:value-type="string">
            <text:p>Tu</text:p>
          </table:table-cell>
          <table:table-cell table:style-name="ce2" office:value-type="string">
            <text:p>05-07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City Calling Stadium - Longford </text:p>
          </table:table-cell>
          <table:table-cell office:value-type="string">
            <text:p>Carmine Nunziata</text:p>
          </table:table-cell>
          <table:table-cell office:value-type="string">
            <text:p>Italy U17</text:p>
          </table:table-cell>
          <table:table-cell office:value-type="string">
            <text:p>W</text:p>
          </table:table-cell>
          <table:table-cell office:value-type="string">
            <text:p>2 – 1</text:p>
          </table:table-cell>
          <table:table-cell table:style-name="ce4" office:value-type="string">
            <text:p>1 – 0</text:p>
          </table:table-cell>
          <table:table-cell office:value-type="string">
            <text:p>Austria U17</text:p>
          </table:table-cell>
          <table:table-cell office:value-type="string">
            <text:p>Manfred Zsak</text:p>
          </table:table-cell>
          <table:table-cell office:value-type="string">
            <text:p>50%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5">
          <table:table-cell table:style-name="ce2" office:value-type="string">
            <text:p>19h00</text:p>
          </table:table-cell>
          <table:table-cell office:value-type="string">
            <text:p>Fr</text:p>
          </table:table-cell>
          <table:table-cell table:style-name="ce2" office:value-type="string">
            <text:p>05-10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Belfield Bowl, UCD - Dublin </text:p>
          </table:table-cell>
          <table:table-cell office:value-type="string">
            <text:p>Carmine Nunziata</text:p>
          </table:table-cell>
          <table:table-cell office:value-type="string">
            <text:p>Italy U17</text:p>
          </table:table-cell>
          <table:table-cell office:value-type="string">
            <text:p>W</text:p>
          </table:table-cell>
          <table:table-cell office:value-type="string">
            <text:p>4 – 1</text:p>
          </table:table-cell>
          <table:table-cell table:style-name="ce4" office:value-type="string">
            <text:p>1 – 1</text:p>
          </table:table-cell>
          <table:table-cell office:value-type="string">
            <text:p>Spain U17</text:p>
          </table:table-cell>
          <table:table-cell office:value-type="string">
            <text:p>David Gordo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5">
          <table:table-cell table:style-name="ce2" office:value-type="string">
            <text:p>19h00</text:p>
          </table:table-cell>
          <table:table-cell office:value-type="string">
            <text:p>Fr</text:p>
          </table:table-cell>
          <table:table-cell table:style-name="ce2" office:value-type="string">
            <text:p>05-10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Belfield Bowl, UCD - Dublin </text:p>
          </table:table-cell>
          <table:table-cell office:value-type="string">
            <text:p>David Gordo</text:p>
          </table:table-cell>
          <table:table-cell office:value-type="string">
            <text:p>Spain U17</text:p>
          </table:table-cell>
          <table:table-cell office:value-type="string">
            <text:p>L</text:p>
          </table:table-cell>
          <table:table-cell table:style-name="ce4" office:value-type="string">
            <text:p>1 – 4</text:p>
          </table:table-cell>
          <table:table-cell table:style-name="ce4" office:value-type="string">
            <text:p>1 – 1</text:p>
          </table:table-cell>
          <table:table-cell office:value-type="string">
            <text:p>Italy U17</text:p>
          </table:table-cell>
          <table:table-cell office:value-type="string">
            <text:p>Carmine Nunziata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5">
          <table:table-cell table:style-name="ce2" office:value-type="string">
            <text:p>16h00</text:p>
          </table:table-cell>
          <table:table-cell office:value-type="string">
            <text:p>Sa</text:p>
          </table:table-cell>
          <table:table-cell table:style-name="ce2" office:value-type="string">
            <text:p>05-04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Carlisle Grounds - Dublin </text:p>
          </table:table-cell>
          <table:table-cell office:value-type="string">
            <text:p>David Gordo</text:p>
          </table:table-cell>
          <table:table-cell office:value-type="string">
            <text:p>Spain U17</text:p>
          </table:table-cell>
          <table:table-cell office:value-type="string">
            <text:p>W</text:p>
          </table:table-cell>
          <table:table-cell table:number-columns-repeated="2" office:value-type="string">
            <text:p>3 – 0</text:p>
          </table:table-cell>
          <table:table-cell office:value-type="string">
            <text:p>Austria U17</text:p>
          </table:table-cell>
          <table:table-cell office:value-type="string">
            <text:p>Manfred Zsak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5">
          <table:table-cell table:style-name="ce2" office:value-type="string">
            <text:p>16h00</text:p>
          </table:table-cell>
          <table:table-cell office:value-type="string">
            <text:p>Sa</text:p>
          </table:table-cell>
          <table:table-cell table:style-name="ce2" office:value-type="string">
            <text:p>05-04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Carlisle Grounds - Dublin </text:p>
          </table:table-cell>
          <table:table-cell office:value-type="string">
            <text:p>Manfred Zsak</text:p>
          </table:table-cell>
          <table:table-cell office:value-type="string">
            <text:p>Austria U17</text:p>
          </table:table-cell>
          <table:table-cell office:value-type="string">
            <text:p>L</text:p>
          </table:table-cell>
          <table:table-cell table:number-columns-repeated="2" table:style-name="ce4" office:value-type="string">
            <text:p>0 – 3</text:p>
          </table:table-cell>
          <table:table-cell office:value-type="string">
            <text:p>Spain U17</text:p>
          </table:table-cell>
          <table:table-cell office:value-type="string">
            <text:p>David Gordo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Tu</text:p>
          </table:table-cell>
          <table:table-cell table:style-name="ce2" office:value-type="string">
            <text:p>05-07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Regional Sports Centre - Waterford </text:p>
          </table:table-cell>
          <table:table-cell office:value-type="string">
            <text:p>David Gordo</text:p>
          </table:table-cell>
          <table:table-cell office:value-type="string">
            <text:p>Spain U17</text:p>
          </table:table-cell>
          <table:table-cell office:value-type="string">
            <text:p>W</text:p>
          </table:table-cell>
          <table:table-cell office:value-type="string">
            <text:p>1 – 0</text:p>
          </table:table-cell>
          <table:table-cell table:style-name="ce4" office:value-type="string">
            <text:p>0 – 0</text:p>
          </table:table-cell>
          <table:table-cell office:value-type="string">
            <text:p>Germany U17</text:p>
          </table:table-cell>
          <table:table-cell office:value-type="string">
            <text:p>Michael Feichtenbeiner</text:p>
          </table:table-cell>
          <table:table-cell office:value-type="string">
            <text:p>53%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Tu</text:p>
          </table:table-cell>
          <table:table-cell table:style-name="ce2" office:value-type="string">
            <text:p>05-07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Regional Sports Centre - Waterford </text:p>
          </table:table-cell>
          <table:table-cell office:value-type="string">
            <text:p>Michael Feichtenbeiner</text:p>
          </table:table-cell>
          <table:table-cell office:value-type="string">
            <text:p>Germany U17</text:p>
          </table:table-cell>
          <table:table-cell office:value-type="string">
            <text:p>L</text:p>
          </table:table-cell>
          <table:table-cell table:style-name="ce4" office:value-type="string">
            <text:p>0 – 1</text:p>
          </table:table-cell>
          <table:table-cell table:style-name="ce4" office:value-type="string">
            <text:p>0 – 0</text:p>
          </table:table-cell>
          <table:table-cell office:value-type="string">
            <text:p>Spain U17</text:p>
          </table:table-cell>
          <table:table-cell office:value-type="string">
            <text:p>David Gordo</text:p>
          </table:table-cell>
          <table:table-cell office:value-type="string">
            <text:p>47%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Fr</text:p>
          </table:table-cell>
          <table:table-cell table:style-name="ce2" office:value-type="string">
            <text:p>05-10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Carlisle Grounds - Dublin </text:p>
          </table:table-cell>
          <table:table-cell office:value-type="string">
            <text:p>Manfred Zsak</text:p>
          </table:table-cell>
          <table:table-cell office:value-type="string">
            <text:p>Austria U17</text:p>
          </table:table-cell>
          <table:table-cell office:value-type="string">
            <text:p>L</text:p>
          </table:table-cell>
          <table:table-cell table:style-name="ce4" office:value-type="string">
            <text:p>1 – 3</text:p>
          </table:table-cell>
          <table:table-cell table:style-name="ce4" office:value-type="string">
            <text:p>1 – 0</text:p>
          </table:table-cell>
          <table:table-cell office:value-type="string">
            <text:p>Germany U17</text:p>
          </table:table-cell>
          <table:table-cell office:value-type="string">
            <text:p>Michael Feichtenbeiner</text:p>
          </table:table-cell>
          <table:table-cell office:value-type="string">
            <text:p>42%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Fr</text:p>
          </table:table-cell>
          <table:table-cell table:style-name="ce2" office:value-type="string">
            <text:p>05-10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Carlisle Grounds - Dublin </text:p>
          </table:table-cell>
          <table:table-cell office:value-type="string">
            <text:p>Michael Feichtenbeiner</text:p>
          </table:table-cell>
          <table:table-cell office:value-type="string">
            <text:p>Germany U17</text:p>
          </table:table-cell>
          <table:table-cell office:value-type="string">
            <text:p>W</text:p>
          </table:table-cell>
          <table:table-cell office:value-type="string">
            <text:p>3 – 1</text:p>
          </table:table-cell>
          <table:table-cell table:style-name="ce4" office:value-type="string">
            <text:p>0 – 1</text:p>
          </table:table-cell>
          <table:table-cell office:value-type="string">
            <text:p>Austria U17</text:p>
          </table:table-cell>
          <table:table-cell office:value-type="string">
            <text:p>Manfred Zsak</text:p>
          </table:table-cell>
          <table:table-cell office:value-type="string">
            <text:p>58%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7h00</text:p>
          </table:table-cell>
          <table:table-cell office:value-type="string">
            <text:p>Fr</text:p>
          </table:table-cell>
          <table:table-cell table:style-name="ce2" office:value-type="string">
            <text:p>05-10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Regional Sports Centre - Waterford </text:p>
          </table:table-cell>
          <table:table-cell office:value-type="string">
            <text:p>Dmitri Khomukha</text:p>
          </table:table-cell>
          <table:table-cell office:value-type="string">
            <text:p>Russia U17</text:p>
          </table:table-cell>
          <table:table-cell office:value-type="string">
            <text:p>L</text:p>
          </table:table-cell>
          <table:table-cell table:style-name="ce4" office:value-type="string">
            <text:p>2 – 3</text:p>
          </table:table-cell>
          <table:table-cell table:style-name="ce4" office:value-type="string">
            <text:p>1 – 1</text:p>
          </table:table-cell>
          <table:table-cell office:value-type="string">
            <text:p>Hungary U17</text:p>
          </table:table-cell>
          <table:table-cell office:value-type="string">
            <text:p>Sandor Preisinger</text:p>
          </table:table-cell>
          <table:table-cell office:value-type="string">
            <text:p>45%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7h00</text:p>
          </table:table-cell>
          <table:table-cell office:value-type="string">
            <text:p>Fr</text:p>
          </table:table-cell>
          <table:table-cell table:style-name="ce2" office:value-type="string">
            <text:p>05-10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Regional Sports Centre - Waterford </text:p>
          </table:table-cell>
          <table:table-cell table:style-name="ce11" office:value-type="string">
            <text:p>Sandor Preisinger</text:p>
          </table:table-cell>
          <table:table-cell office:value-type="string">
            <text:p>Hungary U17</text:p>
          </table:table-cell>
          <table:table-cell office:value-type="string">
            <text:p>W</text:p>
          </table:table-cell>
          <table:table-cell table:style-name="ce4" office:value-type="string">
            <text:p>3 – 2</text:p>
          </table:table-cell>
          <table:table-cell table:style-name="ce4" office:value-type="string">
            <text:p>1 – 1</text:p>
          </table:table-cell>
          <table:table-cell office:value-type="string">
            <text:p>Russia U17</text:p>
          </table:table-cell>
          <table:table-cell office:value-type="string">
            <text:p>Dmitri Khomukha</text:p>
          </table:table-cell>
          <table:table-cell office:value-type="string">
            <text:p>55%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7h00</text:p>
          </table:table-cell>
          <table:table-cell office:value-type="string">
            <text:p>Fr</text:p>
          </table:table-cell>
          <table:table-cell table:style-name="ce2" office:value-type="string">
            <text:p>05-10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City Calling Stadium - Longford </text:p>
          </table:table-cell>
          <table:table-cell office:value-type="string">
            <text:p>Emilio Peixe</text:p>
          </table:table-cell>
          <table:table-cell office:value-type="string">
            <text:p>Portugal U17</text:p>
          </table:table-cell>
          <table:table-cell office:value-type="string">
            <text:p>W</text:p>
          </table:table-cell>
          <table:table-cell office:value-type="string">
            <text:p>4 – 2</text:p>
          </table:table-cell>
          <table:table-cell table:style-name="ce4" office:value-type="string">
            <text:p>1 – 1</text:p>
          </table:table-cell>
          <table:table-cell office:value-type="string">
            <text:p>Iceland U17</text:p>
          </table:table-cell>
          <table:table-cell office:value-type="string">
            <text:p>David Jonasson</text:p>
          </table:table-cell>
          <table:table-cell office:value-type="string">
            <text:p>45%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7h00</text:p>
          </table:table-cell>
          <table:table-cell office:value-type="string">
            <text:p>Fr</text:p>
          </table:table-cell>
          <table:table-cell table:style-name="ce2" office:value-type="string">
            <text:p>05-10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City Calling Stadium - Longford </text:p>
          </table:table-cell>
          <table:table-cell office:value-type="string">
            <text:p>David Jonasson</text:p>
          </table:table-cell>
          <table:table-cell office:value-type="string">
            <text:p>Iceland U17</text:p>
          </table:table-cell>
          <table:table-cell office:value-type="string">
            <text:p>L</text:p>
          </table:table-cell>
          <table:table-cell table:style-name="ce4" office:value-type="string">
            <text:p>2 – 4</text:p>
          </table:table-cell>
          <table:table-cell table:style-name="ce4" office:value-type="string">
            <text:p>1 – 1</text:p>
          </table:table-cell>
          <table:table-cell office:value-type="string">
            <text:p>Portugal U17</text:p>
          </table:table-cell>
          <table:table-cell office:value-type="string">
            <text:p>Emilio Peixe</text:p>
          </table:table-cell>
          <table:table-cell office:value-type="string">
            <text:p>55%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6h30</text:p>
          </table:table-cell>
          <table:table-cell office:value-type="string">
            <text:p>Th</text:p>
          </table:table-cell>
          <table:table-cell table:style-name="ce2" office:value-type="string">
            <text:p>05-09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Tallaght Stadium - Dublin </text:p>
          </table:table-cell>
          <table:table-cell office:value-type="string">
            <text:p>Bob Browaeys</text:p>
          </table:table-cell>
          <table:table-cell office:value-type="string">
            <text:p>Belgium U17</text:p>
          </table:table-cell>
          <table:table-cell office:value-type="string">
            <text:p>D</text:p>
          </table:table-cell>
          <table:table-cell table:style-name="ce4" office:value-type="string">
            <text:p>1 – 1</text:p>
          </table:table-cell>
          <table:table-cell table:style-name="ce4" office:value-type="string">
            <text:p>0 – 0</text:p>
          </table:table-cell>
          <table:table-cell office:value-type="string">
            <text:p>Ireland U17</text:p>
          </table:table-cell>
          <table:table-cell table:style-name="ce6" office:value-type="string">
            <text:p>Colin O'Brien </text:p>
          </table:table-cell>
          <table:table-cell office:value-type="string">
            <text:p>54%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6h30</text:p>
          </table:table-cell>
          <table:table-cell office:value-type="string">
            <text:p>Th</text:p>
          </table:table-cell>
          <table:table-cell table:style-name="ce2" office:value-type="string">
            <text:p>05-09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Tallaght Stadium - Dublin </text:p>
          </table:table-cell>
          <table:table-cell table:style-name="ce6" office:value-type="string">
            <text:p>Colin O'Brien </text:p>
          </table:table-cell>
          <table:table-cell office:value-type="string">
            <text:p>Ireland U17</text:p>
          </table:table-cell>
          <table:table-cell office:value-type="string">
            <text:p>D</text:p>
          </table:table-cell>
          <table:table-cell table:style-name="ce4" office:value-type="string">
            <text:p>1 – 1</text:p>
          </table:table-cell>
          <table:table-cell table:style-name="ce4" office:value-type="string">
            <text:p>0 – 0</text:p>
          </table:table-cell>
          <table:table-cell office:value-type="string">
            <text:p>Belgium U17</text:p>
          </table:table-cell>
          <table:table-cell table:style-name="ce4" office:value-type="string">
            <text:p>Bob Browaeys</text:p>
          </table:table-cell>
          <table:table-cell office:value-type="string">
            <text:p>46%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Th</text:p>
          </table:table-cell>
          <table:table-cell table:style-name="ce2" office:value-type="string">
            <text:p>05-09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Carlisle Grounds - Dublin </text:p>
          </table:table-cell>
          <table:table-cell office:value-type="string">
            <text:p>Nikos Kehagias</text:p>
          </table:table-cell>
          <table:table-cell table:style-name="ce6" office:value-type="string">
            <text:p>Greece U17</text:p>
          </table:table-cell>
          <table:table-cell office:value-type="string">
            <text:p>L</text:p>
          </table:table-cell>
          <table:table-cell table:style-name="ce4" office:value-type="string">
            <text:p>0 – 2</text:p>
          </table:table-cell>
          <table:table-cell table:style-name="ce4" office:value-type="string">
            <text:p>0 – 0</text:p>
          </table:table-cell>
          <table:table-cell office:value-type="string">
            <text:p>Czech Republic U17</text:p>
          </table:table-cell>
          <table:table-cell office:value-type="string">
            <text:p>Vaclav Kotal</text:p>
          </table:table-cell>
          <table:table-cell office:value-type="string">
            <text:p>47%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Th</text:p>
          </table:table-cell>
          <table:table-cell table:style-name="ce2" office:value-type="string">
            <text:p>05-09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table:style-name="ce6" office:value-type="string">
            <text:p>Carlisle Grounds - Dublin </text:p>
          </table:table-cell>
          <table:table-cell office:value-type="string">
            <text:p>Vaclav Kotal</text:p>
          </table:table-cell>
          <table:table-cell office:value-type="string">
            <text:p>Czech Republic U17</text:p>
          </table:table-cell>
          <table:table-cell office:value-type="string">
            <text:p>W</text:p>
          </table:table-cell>
          <table:table-cell table:style-name="ce4" office:value-type="string">
            <text:p>2 – 0</text:p>
          </table:table-cell>
          <table:table-cell table:style-name="ce4" office:value-type="string">
            <text:p>0 – 0</text:p>
          </table:table-cell>
          <table:table-cell office:value-type="string">
            <text:p>Greece U17</text:p>
          </table:table-cell>
          <table:table-cell office:value-type="string">
            <text:p>Nikos Kehagias</text:p>
          </table:table-cell>
          <table:table-cell office:value-type="string">
            <text:p>53%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6h30</text:p>
          </table:table-cell>
          <table:table-cell office:value-type="string">
            <text:p>Th</text:p>
          </table:table-cell>
          <table:table-cell table:style-name="ce2" office:value-type="string">
            <text:p>05-09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office:value-type="string">
            <text:p>Whitehall - Dublin</text:p>
          </table:table-cell>
          <table:table-cell table:style-name="ce6" office:value-type="string">
            <text:p>Christofer Augustsson </text:p>
          </table:table-cell>
          <table:table-cell office:value-type="string">
            <text:p>Sweden U17</text:p>
          </table:table-cell>
          <table:table-cell office:value-type="string">
            <text:p>L</text:p>
          </table:table-cell>
          <table:table-cell table:style-name="ce4" office:value-type="string">
            <text:p>1 – 3</text:p>
          </table:table-cell>
          <table:table-cell table:style-name="ce4" office:value-type="string">
            <text:p>1 – 1</text:p>
          </table:table-cell>
          <table:table-cell office:value-type="string">
            <text:p>England U17</text:p>
          </table:table-cell>
          <table:table-cell office:value-type="string">
            <text:p>Steven Cooper</text:p>
          </table:table-cell>
          <table:table-cell office:value-type="string">
            <text:p>51%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6h30</text:p>
          </table:table-cell>
          <table:table-cell office:value-type="string">
            <text:p>Th</text:p>
          </table:table-cell>
          <table:table-cell table:style-name="ce2" office:value-type="string">
            <text:p>05-09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3</text:p>
          </table:table-cell>
          <table:table-cell office:value-type="string">
            <text:p>Whitehall - Dublin</text:p>
          </table:table-cell>
          <table:table-cell office:value-type="string">
            <text:p>Steven Cooper</text:p>
          </table:table-cell>
          <table:table-cell office:value-type="string">
            <text:p>England U17</text:p>
          </table:table-cell>
          <table:table-cell office:value-type="string">
            <text:p>W</text:p>
          </table:table-cell>
          <table:table-cell office:value-type="string">
            <text:p>3 – 1</text:p>
          </table:table-cell>
          <table:table-cell table:style-name="ce4" office:value-type="string">
            <text:p>1 – 1</text:p>
          </table:table-cell>
          <table:table-cell office:value-type="string">
            <text:p>Sweden U17</text:p>
          </table:table-cell>
          <table:table-cell table:style-name="ce6" office:value-type="string">
            <text:p>Christofer Augustsson </text:p>
          </table:table-cell>
          <table:table-cell office:value-type="string">
            <text:p>49%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5h00</text:p>
          </table:table-cell>
          <table:table-cell office:value-type="string">
            <text:p>Tu</text:p>
          </table:table-cell>
          <table:table-cell table:style-name="ce2" office:value-type="string">
            <text:p>05-07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Belfield Bowl, UCD - Dublin </text:p>
          </table:table-cell>
          <table:table-cell office:value-type="string">
            <text:p>Emilio Peixe</text:p>
          </table:table-cell>
          <table:table-cell office:value-type="string">
            <text:p>Portugal U17</text:p>
          </table:table-cell>
          <table:table-cell office:value-type="string">
            <text:p>W</text:p>
          </table:table-cell>
          <table:table-cell table:style-name="ce4" office:value-type="string">
            <text:p>2 – 1</text:p>
          </table:table-cell>
          <table:table-cell office:value-type="string">
            <text:p>1 – 0</text:p>
          </table:table-cell>
          <table:table-cell office:value-type="string">
            <text:p>Russia U17</text:p>
          </table:table-cell>
          <table:table-cell office:value-type="string">
            <text:p>Dmitri Khomukha</text:p>
          </table:table-cell>
          <table:table-cell office:value-type="string">
            <text:p>53%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5h00</text:p>
          </table:table-cell>
          <table:table-cell office:value-type="string">
            <text:p>Tu</text:p>
          </table:table-cell>
          <table:table-cell table:style-name="ce2" office:value-type="string">
            <text:p>05-07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Belfield Bowl, UCD - Dublin </text:p>
          </table:table-cell>
          <table:table-cell office:value-type="string">
            <text:p>Dmitri Khomukha</text:p>
          </table:table-cell>
          <table:table-cell office:value-type="string">
            <text:p>Russia U17</text:p>
          </table:table-cell>
          <table:table-cell office:value-type="string">
            <text:p>L</text:p>
          </table:table-cell>
          <table:table-cell table:style-name="ce4" office:value-type="string">
            <text:p>1 – 2</text:p>
          </table:table-cell>
          <table:table-cell table:style-name="ce4" office:value-type="string">
            <text:p>0 – 1</text:p>
          </table:table-cell>
          <table:table-cell office:value-type="string">
            <text:p>Portugal U17</text:p>
          </table:table-cell>
          <table:table-cell office:value-type="string">
            <text:p>Emilio Peixe</text:p>
          </table:table-cell>
          <table:table-cell office:value-type="string">
            <text:p>47%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6">
          <table:table-cell table:style-name="ce2" office:value-type="string">
            <text:p>12h00</text:p>
          </table:table-cell>
          <table:table-cell office:value-type="string">
            <text:p>Tu</text:p>
          </table:table-cell>
          <table:table-cell table:style-name="ce2" office:value-type="string">
            <text:p>05-07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office:value-type="string">
            <text:p>Whitehall - Dublin</text:p>
          </table:table-cell>
          <table:table-cell office:value-type="string">
            <text:p>David Jonasson</text:p>
          </table:table-cell>
          <table:table-cell office:value-type="string">
            <text:p>Iceland U17</text:p>
          </table:table-cell>
          <table:table-cell office:value-type="string">
            <text:p>L</text:p>
          </table:table-cell>
          <table:table-cell table:style-name="ce4" office:value-type="string">
            <text:p>1 – 2</text:p>
          </table:table-cell>
          <table:table-cell table:style-name="ce4" office:value-type="string">
            <text:p>0 – 1</text:p>
          </table:table-cell>
          <table:table-cell office:value-type="string">
            <text:p>Hungary U17</text:p>
          </table:table-cell>
          <table:table-cell office:value-type="string">
            <text:p>Sandor Preisinger</text:p>
          </table:table-cell>
          <table:table-cell office:value-type="string">
            <text:p>50%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6">
          <table:table-cell table:style-name="ce2" office:value-type="string">
            <text:p>12h00</text:p>
          </table:table-cell>
          <table:table-cell office:value-type="string">
            <text:p>Tu</text:p>
          </table:table-cell>
          <table:table-cell table:style-name="ce2" office:value-type="string">
            <text:p>05-07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office:value-type="string">
            <text:p>Whitehall - Dublin</text:p>
          </table:table-cell>
          <table:table-cell table:style-name="ce11" office:value-type="string">
            <text:p>Sandor Preisinger</text:p>
          </table:table-cell>
          <table:table-cell office:value-type="string">
            <text:p>Hungary U17</text:p>
          </table:table-cell>
          <table:table-cell office:value-type="string">
            <text:p>W</text:p>
          </table:table-cell>
          <table:table-cell table:style-name="ce4" office:value-type="string">
            <text:p>2 – 1</text:p>
          </table:table-cell>
          <table:table-cell office:value-type="string">
            <text:p>1 – 0</text:p>
          </table:table-cell>
          <table:table-cell office:value-type="string">
            <text:p>Iceland U17</text:p>
          </table:table-cell>
          <table:table-cell office:value-type="string">
            <text:p>David Jonasson</text:p>
          </table:table-cell>
          <table:table-cell office:value-type="string">
            <text:p>50%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Mo</text:p>
          </table:table-cell>
          <table:table-cell table:style-name="ce2" office:value-type="string">
            <text:p>05-0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Regional Sports Centre - Waterford </text:p>
          </table:table-cell>
          <table:table-cell table:style-name="ce6" office:value-type="string">
            <text:p>Colin O'Brien </text:p>
          </table:table-cell>
          <table:table-cell office:value-type="string">
            <text:p>Ireland U17</text:p>
          </table:table-cell>
          <table:table-cell office:value-type="string">
            <text:p>D</text:p>
          </table:table-cell>
          <table:table-cell table:style-name="ce4" office:value-type="string">
            <text:p>1 – 1</text:p>
          </table:table-cell>
          <table:table-cell table:style-name="ce4" office:value-type="string">
            <text:p>0 – 0</text:p>
          </table:table-cell>
          <table:table-cell office:value-type="string">
            <text:p>Czech Republic U17</text:p>
          </table:table-cell>
          <table:table-cell office:value-type="string">
            <text:p>Vaclav Kotal</text:p>
          </table:table-cell>
          <table:table-cell office:value-type="string">
            <text:p>51%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Mo</text:p>
          </table:table-cell>
          <table:table-cell table:style-name="ce2" office:value-type="string">
            <text:p>05-0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Regional Sports Centre - Waterford </text:p>
          </table:table-cell>
          <table:table-cell office:value-type="string">
            <text:p>Vaclav Kotal</text:p>
          </table:table-cell>
          <table:table-cell office:value-type="string">
            <text:p>Czech Republic U17</text:p>
          </table:table-cell>
          <table:table-cell office:value-type="string">
            <text:p>D</text:p>
          </table:table-cell>
          <table:table-cell table:style-name="ce4" office:value-type="string">
            <text:p>1 – 1</text:p>
          </table:table-cell>
          <table:table-cell table:style-name="ce4" office:value-type="string">
            <text:p>0 – 0</text:p>
          </table:table-cell>
          <table:table-cell office:value-type="string">
            <text:p>Ireland U17</text:p>
          </table:table-cell>
          <table:table-cell table:style-name="ce6" office:value-type="string">
            <text:p>Colin O'Brien </text:p>
          </table:table-cell>
          <table:table-cell office:value-type="string">
            <text:p>49%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7h00</text:p>
          </table:table-cell>
          <table:table-cell office:value-type="string">
            <text:p>Mo</text:p>
          </table:table-cell>
          <table:table-cell table:style-name="ce2" office:value-type="string">
            <text:p>05-0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City Calling Stadium - Longford </text:p>
          </table:table-cell>
          <table:table-cell office:value-type="string">
            <text:p>Bob Browaeys</text:p>
          </table:table-cell>
          <table:table-cell office:value-type="string">
            <text:p>Belgium U17</text:p>
          </table:table-cell>
          <table:table-cell office:value-type="string">
            <text:p>W</text:p>
          </table:table-cell>
          <table:table-cell office:value-type="string">
            <text:p>3 – 0</text:p>
          </table:table-cell>
          <table:table-cell table:style-name="ce4" office:value-type="string">
            <text:p>2 – 0</text:p>
          </table:table-cell>
          <table:table-cell office:value-type="string">
            <text:p>Greece U17</text:p>
          </table:table-cell>
          <table:table-cell office:value-type="string">
            <text:p>Nikos Kehagias</text:p>
          </table:table-cell>
          <table:table-cell office:value-type="string">
            <text:p>56%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7h00</text:p>
          </table:table-cell>
          <table:table-cell office:value-type="string">
            <text:p>Mo</text:p>
          </table:table-cell>
          <table:table-cell table:style-name="ce2" office:value-type="string">
            <text:p>05-06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2</text:p>
          </table:table-cell>
          <table:table-cell table:style-name="ce6" office:value-type="string">
            <text:p>City Calling Stadium - Longford </text:p>
          </table:table-cell>
          <table:table-cell office:value-type="string">
            <text:p>Nikos Kehagias</text:p>
          </table:table-cell>
          <table:table-cell table:style-name="ce6" office:value-type="string">
            <text:p>Greece U17</text:p>
          </table:table-cell>
          <table:table-cell office:value-type="string">
            <text:p>L</text:p>
          </table:table-cell>
          <table:table-cell table:style-name="ce4" office:value-type="string">
            <text:p>0 – 3</text:p>
          </table:table-cell>
          <table:table-cell table:style-name="ce4" office:value-type="string">
            <text:p>0 – 2</text:p>
          </table:table-cell>
          <table:table-cell office:value-type="string">
            <text:p>Belgium U17</text:p>
          </table:table-cell>
          <table:table-cell table:style-name="ce4" office:value-type="string">
            <text:p>Bob Browaeys</text:p>
          </table:table-cell>
          <table:table-cell office:value-type="string">
            <text:p>44%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Sa</text:p>
          </table:table-cell>
          <table:table-cell table:style-name="ce2" office:value-type="string">
            <text:p>05-04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Belfield Bowl, UCD - Dublin </text:p>
          </table:table-cell>
          <table:table-cell table:style-name="ce11" office:value-type="string">
            <text:p>Sandor Preisinger</text:p>
          </table:table-cell>
          <table:table-cell office:value-type="string">
            <text:p>Hungary U17</text:p>
          </table:table-cell>
          <table:table-cell office:value-type="string">
            <text:p>W</text:p>
          </table:table-cell>
          <table:table-cell office:value-type="string">
            <text:p>1 – 0</text:p>
          </table:table-cell>
          <table:table-cell table:style-name="ce4" office:value-type="string">
            <text:p>0 – 0</text:p>
          </table:table-cell>
          <table:table-cell office:value-type="string">
            <text:p>Portugal U17</text:p>
          </table:table-cell>
          <table:table-cell office:value-type="string">
            <text:p>Emilio Peixe</text:p>
          </table:table-cell>
          <table:table-cell office:value-type="string">
            <text:p>38%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Sa</text:p>
          </table:table-cell>
          <table:table-cell table:style-name="ce2" office:value-type="string">
            <text:p>05-04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Belfield Bowl, UCD - Dublin </text:p>
          </table:table-cell>
          <table:table-cell office:value-type="string">
            <text:p>Emilio Peixe</text:p>
          </table:table-cell>
          <table:table-cell office:value-type="string">
            <text:p>Portugal U17</text:p>
          </table:table-cell>
          <table:table-cell office:value-type="string">
            <text:p>L</text:p>
          </table:table-cell>
          <table:table-cell table:style-name="ce4" office:value-type="string">
            <text:p>0 – 1</text:p>
          </table:table-cell>
          <table:table-cell table:style-name="ce4" office:value-type="string">
            <text:p>0 – 0</text:p>
          </table:table-cell>
          <table:table-cell office:value-type="string">
            <text:p>Hungary U17</text:p>
          </table:table-cell>
          <table:table-cell office:value-type="string">
            <text:p>Sandor Preisinger</text:p>
          </table:table-cell>
          <table:table-cell office:value-type="string">
            <text:p>62%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6">
          <table:table-cell table:style-name="ce2" office:value-type="string">
            <text:p>14h00</text:p>
          </table:table-cell>
          <table:table-cell office:value-type="string">
            <text:p>Sa</text:p>
          </table:table-cell>
          <table:table-cell table:style-name="ce2" office:value-type="string">
            <text:p>05-04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office:value-type="string">
            <text:p>Whitehall - Dublin</text:p>
          </table:table-cell>
          <table:table-cell office:value-type="string">
            <text:p>David Jonasson</text:p>
          </table:table-cell>
          <table:table-cell office:value-type="string">
            <text:p>Iceland U17</text:p>
          </table:table-cell>
          <table:table-cell office:value-type="string">
            <text:p>W</text:p>
          </table:table-cell>
          <table:table-cell office:value-type="string">
            <text:p>3 – 0</text:p>
          </table:table-cell>
          <table:table-cell office:value-type="string">
            <text:p>3 – 2</text:p>
          </table:table-cell>
          <table:table-cell office:value-type="string">
            <text:p>Russia U17</text:p>
          </table:table-cell>
          <table:table-cell office:value-type="string">
            <text:p>Dmitri Khomukha</text:p>
          </table:table-cell>
          <table:table-cell office:value-type="string">
            <text:p>48%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6">
          <table:table-cell table:style-name="ce2" office:value-type="string">
            <text:p>14h00</text:p>
          </table:table-cell>
          <table:table-cell office:value-type="string">
            <text:p>Sa</text:p>
          </table:table-cell>
          <table:table-cell table:style-name="ce2" office:value-type="string">
            <text:p>05-04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office:value-type="string">
            <text:p>Whitehall - Dublin</text:p>
          </table:table-cell>
          <table:table-cell office:value-type="string">
            <text:p>Dmitri Khomukha</text:p>
          </table:table-cell>
          <table:table-cell office:value-type="string">
            <text:p>Russia U17</text:p>
          </table:table-cell>
          <table:table-cell office:value-type="string">
            <text:p>L</text:p>
          </table:table-cell>
          <table:table-cell table:style-name="ce4" office:value-type="string">
            <text:p>2 – 3</text:p>
          </table:table-cell>
          <table:table-cell table:style-name="ce4" office:value-type="string">
            <text:p>0 – 3</text:p>
          </table:table-cell>
          <table:table-cell office:value-type="string">
            <text:p>Iceland U17</text:p>
          </table:table-cell>
          <table:table-cell office:value-type="string">
            <text:p>David Jonasson</text:p>
          </table:table-cell>
          <table:table-cell office:value-type="string">
            <text:p>52%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Fr</text:p>
          </table:table-cell>
          <table:table-cell table:style-name="ce2" office:value-type="string">
            <text:p>05-0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Tallaght Stadium - Dublin </text:p>
          </table:table-cell>
          <table:table-cell table:style-name="ce6" office:value-type="string">
            <text:p>Colin O'Brien </text:p>
          </table:table-cell>
          <table:table-cell office:value-type="string">
            <text:p>Ireland U17</text:p>
          </table:table-cell>
          <table:table-cell office:value-type="string">
            <text:p>D</text:p>
          </table:table-cell>
          <table:table-cell table:style-name="ce4" office:value-type="string">
            <text:p>1 – 1</text:p>
          </table:table-cell>
          <table:table-cell table:style-name="ce4" office:value-type="string">
            <text:p>0 – 0</text:p>
          </table:table-cell>
          <table:table-cell office:value-type="string">
            <text:p>Greece U17</text:p>
          </table:table-cell>
          <table:table-cell office:value-type="string">
            <text:p>Nikos Kehagias</text:p>
          </table:table-cell>
          <table:table-cell office:value-type="string">
            <text:p>51%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9h00</text:p>
          </table:table-cell>
          <table:table-cell office:value-type="string">
            <text:p>Fr</text:p>
          </table:table-cell>
          <table:table-cell table:style-name="ce2" office:value-type="string">
            <text:p>05-0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Tallaght Stadium - Dublin </text:p>
          </table:table-cell>
          <table:table-cell office:value-type="string">
            <text:p>Nikos Kehagias</text:p>
          </table:table-cell>
          <table:table-cell table:style-name="ce6" office:value-type="string">
            <text:p>Greece U17</text:p>
          </table:table-cell>
          <table:table-cell office:value-type="string">
            <text:p>D</text:p>
          </table:table-cell>
          <table:table-cell table:style-name="ce4" office:value-type="string">
            <text:p>1 – 1</text:p>
          </table:table-cell>
          <table:table-cell table:style-name="ce4" office:value-type="string">
            <text:p>0 – 0</text:p>
          </table:table-cell>
          <table:table-cell office:value-type="string">
            <text:p>Ireland U17</text:p>
          </table:table-cell>
          <table:table-cell table:style-name="ce6" office:value-type="string">
            <text:p>Colin O'Brien </text:p>
          </table:table-cell>
          <table:table-cell office:value-type="string">
            <text:p>49%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2h00</text:p>
          </table:table-cell>
          <table:table-cell office:value-type="string">
            <text:p>Fr</text:p>
          </table:table-cell>
          <table:table-cell table:style-name="ce2" office:value-type="string">
            <text:p>05-0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Tolka Park - Dublin </text:p>
          </table:table-cell>
          <table:table-cell office:value-type="string">
            <text:p>Vaclav Kotal</text:p>
          </table:table-cell>
          <table:table-cell office:value-type="string">
            <text:p>Czech Republic U17</text:p>
          </table:table-cell>
          <table:table-cell office:value-type="string">
            <text:p>D</text:p>
          </table:table-cell>
          <table:table-cell table:style-name="ce4" office:value-type="string">
            <text:p>1 – 1</text:p>
          </table:table-cell>
          <table:table-cell table:style-name="ce4" office:value-type="string">
            <text:p>0 – 0</text:p>
          </table:table-cell>
          <table:table-cell office:value-type="string">
            <text:p>Belgium U17</text:p>
          </table:table-cell>
          <table:table-cell table:style-name="ce4" office:value-type="string">
            <text:p>Bob Browaeys</text:p>
          </table:table-cell>
          <table:table-cell office:value-type="string">
            <text:p>44%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12h00</text:p>
          </table:table-cell>
          <table:table-cell office:value-type="string">
            <text:p>Fr</text:p>
          </table:table-cell>
          <table:table-cell table:style-name="ce2" office:value-type="string">
            <text:p>05-03</text:p>
          </table:table-cell>
          <table:table-cell table:style-name="ce2" office:value-type="float" office:value="2019">
            <text:p>2019</text:p>
          </table:table-cell>
          <table:table-cell table:style-name="ce4" office:value-type="string">
            <text:p>Football</text:p>
          </table:table-cell>
          <table:table-cell table:style-name="ce2" office:value-type="string">
            <text:p>European Champ.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Rnd 1</text:p>
          </table:table-cell>
          <table:table-cell table:style-name="ce6" office:value-type="string">
            <text:p>Tolka Park - Dublin </text:p>
          </table:table-cell>
          <table:table-cell office:value-type="string">
            <text:p>Bob Browaeys</text:p>
          </table:table-cell>
          <table:table-cell office:value-type="string">
            <text:p>Belgium U17</text:p>
          </table:table-cell>
          <table:table-cell office:value-type="string">
            <text:p>D</text:p>
          </table:table-cell>
          <table:table-cell table:style-name="ce4" office:value-type="string">
            <text:p>1 – 1</text:p>
          </table:table-cell>
          <table:table-cell table:style-name="ce4" office:value-type="string">
            <text:p>0 – 0</text:p>
          </table:table-cell>
          <table:table-cell office:value-type="string">
            <text:p>Czech Republic U17</text:p>
          </table:table-cell>
          <table:table-cell office:value-type="string">
            <text:p>Vaclav Kotal</text:p>
          </table:table-cell>
          <table:table-cell office:value-type="string">
            <text:p>56%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expression table:name="Excel_BuiltIn__FilterDatabase_1" table:base-cell-address="$Sheet5.$A$1" table:expression="0"/>
        <table:named-expression table:name="Excel_BuiltIn__FilterDatabase_1_1" table:base-cell-address="$Sheet5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Sans" svg:font-family="San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 number:grouping="true"/>
      <number:text> Дин.</number:text>
    </number:number-style>
    <number:number-style style:name="N144">
      <number:text>-</number:text>
      <number:number number:decimal-places="0" number:min-integer-digits="1" number:grouping="true"/>
      <number:text> Дин.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Дин.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Дин.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Дин.</number:text>
    </number:number-style>
    <number:number-style style:name="N147">
      <number:text>-</number:text>
      <number:number number:decimal-places="2" number:min-integer-digits="1" number:grouping="true"/>
      <number:text> Дин.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Дин.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Дин.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Дин. </number:text>
    </number:number-style>
    <number:number-style style:name="N152P1" style:volatile="true">
      <number:text>-</number:text>
      <number:number number:decimal-places="0" number:min-integer-digits="1" number:grouping="true"/>
      <number:text> Дин. </number:text>
    </number:number-style>
    <number:number-style style:name="N152P2" style:volatile="true">
      <number:text> - Дин.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     </number:text>
    </number:number-style>
    <number:number-style style:name="N156P1" style:volatile="true">
      <number:text>-</number:text>
      <number:number number:decimal-places="0" number:min-integer-digits="1" number:grouping="true"/>
      <number:text>         </number:text>
    </number:number-style>
    <number:number-style style:name="N156P2" style:volatile="true">
      <number:text> -  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Дин. </number:text>
    </number:number-style>
    <number:number-style style:name="N160P1" style:volatile="true">
      <number:text>-</number:text>
      <number:number number:decimal-places="2" number:min-integer-digits="1" number:grouping="true"/>
      <number:text> Дин. </number:text>
    </number:number-style>
    <number:number-style style:name="N160P2" style:volatile="true">
      <number:text> -</number:text>
      <number:number number:decimal-places="0" number:min-integer-digits="0"/>
      <number:text> Дин.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     </number:text>
    </number:number-style>
    <number:number-style style:name="N164P1" style:volatile="true">
      <number:text>-</number:text>
      <number:number number:decimal-places="2" number:min-integer-digits="1" number:grouping="true"/>
      <number:text>         </number:text>
    </number:number-style>
    <number:number-style style:name="N164P2" style:volatile="true">
      <number:text> -</number:text>
      <number:number number:decimal-places="0" number:min-integer-digits="0"/>
      <number:text>  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currency-style style:name="N174P0" style:volatile="true">
      <number:number number:decimal-places="2" number:min-integer-digits="1" number:grouping="true"/>
      <number:text> </number:text>
      <number:currency-symbol number:language="sh" number:country="RS">RSD</number:currency-symbol>
    </number:currency-style>
    <number:currency-style style:name="N174">
      <style:text-properties fo:color="#ff0000"/>
      <number:text>-</number:text>
      <number:number number:decimal-places="2" number:min-integer-digits="1" number:grouping="true"/>
      <number:text> </number:text>
      <number:currency-symbol number:language="sh" number:country="RS">RSD</number:currency-symbol>
      <style:map style:condition="value()&gt;=0" style:apply-style-name="N174P0"/>
    </number:currency-style>
    <number:number-style style:name="N175P0" style:volatile="true">
      <number:number number:decimal-places="0" number:min-integer-digits="1" number:grouping="true"/>
    </number:number-style>
    <number:number-style style:name="N175">
      <number:text>-</number:text>
      <number:number number: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text>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number:text>-</number:text>
      <number:number number: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number:min-integer-digits="1" number:grouping="true"/>
    </number:number-style>
    <number:number-style style:name="N178">
      <style:text-properties fo:color="#ff0000"/>
      <number:text>-</number:text>
      <number:number number:decimal-places="2" number:min-integer-digits="1" number:grouping="true"/>
      <style:map style:condition="value()&gt;=0" style:apply-style-name="N178P0"/>
    </number:number-style>
    <number:time-style style:name="N179" number:truncate-on-overflow="false">
      <number:hours/>
      <number:text>:</number:text>
      <number:minutes number:style="long"/>
    </number:tim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5/29/2019</text:date>, <text:time>10:4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ИГРАЧИ" style:display-name="PageStyle_ИГРАЧИ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User</meta:initial-creator>
    <meta:creation-date>2019-05-16T09:47:40Z</meta:creation-date>
    <dc:date>2019-05-29T10:40:47.19</dc:date>
    <meta:editing-duration>PT10H22M26S</meta:editing-duration>
    <meta:editing-cycles>35</meta:editing-cycles>
    <meta:document-statistic meta:table-count="1" meta:cell-count="1972" meta:object-count="0"/>
  </office:meta>
</office:document-meta>
</file>